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08a1"/>
    </style:style>
    <style:style style:name="P2" style:family="paragraph" style:parent-style-name="Standard">
      <style:text-properties fo:font-weight="bold" officeooo:paragraph-rsid="000208a1" style:font-weight-asian="bold" style:font-weight-complex="bold"/>
    </style:style>
    <style:style style:name="P3" style:family="paragraph" style:parent-style-name="Standard">
      <style:text-properties fo:font-size="10pt" fo:font-style="italic" officeooo:paragraph-rsid="000208a1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paragraph-rsid="000208a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paragraph-rsid="000208a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paragraph-rsid="000392c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050d0c" style:font-style-asian="italic" style:font-weight-asian="bold" style:font-style-complex="italic" style:font-weight-complex="bold"/>
    </style:style>
    <style:style style:name="P8" style:family="paragraph" style:parent-style-name="Standard" style:list-style-name="L4">
      <style:text-properties fo:font-size="10.5pt" officeooo:paragraph-rsid="000392c2" style:font-size-asian="10.5pt" style:font-size-complex="10.5pt"/>
    </style:style>
    <style:style style:name="P9" style:family="paragraph" style:parent-style-name="Standard" style:list-style-name="L4">
      <style:text-properties fo:font-size="10.5pt" officeooo:paragraph-rsid="00050d0c" style:font-size-asian="10.5pt" style:font-size-complex="10.5pt"/>
    </style:style>
    <style:style style:name="P10" style:family="paragraph" style:parent-style-name="Standard" style:list-style-name="L3">
      <style:text-properties fo:font-size="10.5pt" officeooo:paragraph-rsid="000392c2" style:font-size-asian="10.5pt" style:font-size-complex="10.5pt"/>
    </style:style>
    <style:style style:name="P11" style:family="paragraph" style:parent-style-name="Standard" style:list-style-name="L3">
      <style:text-properties fo:font-size="10.5pt" officeooo:paragraph-rsid="00050d0c" style:font-size-asian="10.5pt" style:font-size-complex="10.5pt"/>
    </style:style>
    <style:style style:name="P12" style:family="paragraph" style:parent-style-name="Standard" style:list-style-name="L1">
      <style:text-properties fo:font-size="10.5pt" officeooo:paragraph-rsid="000392c2" style:font-size-asian="10.5pt" style:font-size-complex="10.5pt"/>
    </style:style>
    <style:style style:name="P13" style:family="paragraph" style:parent-style-name="Standard" style:list-style-name="L1">
      <style:text-properties fo:font-size="10.5pt" officeooo:paragraph-rsid="00050d0c" style:font-size-asian="10.5pt" style:font-size-complex="10.5pt"/>
    </style:style>
    <style:style style:name="P14" style:family="paragraph" style:parent-style-name="Standard">
      <style:text-properties fo:font-size="10.5pt" fo:font-weight="bold" officeooo:paragraph-rsid="000392c2" style:font-size-asian="10.5pt" style:font-weight-asian="bold" style:font-size-complex="10.5pt" style:font-weight-complex="bold"/>
    </style:style>
    <style:style style:name="P15" style:family="paragraph" style:parent-style-name="Standard" style:list-style-name="L1">
      <style:text-properties fo:font-size="10.5pt" fo:font-weight="bold" officeooo:paragraph-rsid="000392c2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break-before="column"/>
      <style:text-properties fo:font-weight="bold" officeooo:paragraph-rsid="000208a1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1.401cm" fo:margin-right="0cm" fo:line-height="115%" fo:text-indent="-1.401cm" style:auto-text-indent="false" style:page-number="auto" fo:background-color="transparent"/>
    </style:style>
    <style:style style:name="P18" style:family="paragraph" style:parent-style-name="Standard">
      <style:paragraph-properties fo:margin-top="0.499cm" fo:margin-bottom="0.499cm" loext:contextual-spacing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ize="10.5pt" fo:font-weight="bold" officeooo:rsid="000392c2" officeooo:paragraph-rsid="000392c2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Temat:</text:span><text:span text:style-name="T1"> </text:span>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2">Czesław Miłosz (1911-2004)</text:p>
        <text:p text:style-name="P2"/>
        <text:p text:style-name="P4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Wypunktowanie_20_tabeli">Możesz go zabić - narodzi się nowy.</text:p>
        <text:p text:style-name="Wypunktowanie_20_tabeli">Spisane będą czyny i rozmowy.</text:p>
        <text:p text:style-name="Wypunktowanie_20_tabeli"/>
        <text:p text:style-name="Wypunktowanie_20_tabeli">Lepszy dla ciebie byłby świt zimowy</text:p>
        <text:p text:style-name="Wypunktowanie_20_tabeli">I sznur i gałąź pod ciężarem zgięta.</text:p>
        <text:p text:style-name="P1"/>
        <text:p text:style-name="P3">Washington D.C., 1950 (Światło dzienne, 1953)</text:p>
        <text:p text:style-name="P1"/>
        <text:p text:style-name="P16">Ernest Bryll (ur. 1935)</text:p>
        <text:p text:style-name="P2"/>
        <text:p text:style-name="P5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<text:span text:style-name="T3">Zwierzątko, 1975</text:span></text:p>
      </text:section>
      <text:p text:style-name="P18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Miłosz, Który skrzywdziłeś</text:p>
          </table:table-cell>
          <table:table-cell table:style-name="Tabela1.B1" office:value-type="string">
            <text:p text:style-name="P7">Bryll, Ten, który…</text:p>
          </table:table-cell>
        </table:table-row>
        <table:table-row>
          <table:table-cell table:style-name="Tabela1.A2" table:number-columns-spanned="2" office:value-type="string">
            <text:list xml:id="list1125578972" text:style-name="L1">
              <text:list-item>
                <text:p text:style-name="P15">Kreacja podmiotu lirycznego</text:p>
              </text:list-item>
            </text:list>
          </table:table-cell>
          <table:covered-table-cell/>
        </table:table-row>
        <table:table-row>
          <table:table-cell table:style-name="Tabela1.A7" office:value-type="string">
            <text:list xml:id="list94234304165236" text:continue-numbering="true" text:style-name="L1">
              <text:list-item>
                <text:p text:style-name="P12">pewny własnej wartości roli poeta;</text:p>
              </text:list-item>
              <text:list-item>
                <text:p text:style-name="P12">obserwator i krytyk piętnujący zło;</text:p>
              </text:list-item>
              <text:list-item>
                <text:p text:style-name="P12">osoba zaangażowana;</text:p>
              </text:list-item>
            </text:list>
          </table:table-cell>
          <table:table-cell table:style-name="Tabela1.B7" office:value-type="string">
            <text:list xml:id="list94233960648971" text:continue-numbering="true" text:style-name="L1">
              <text:list-item>
                <text:p text:style-name="P13">racjonalista odrzucający idealizowanie rzeczywistości;</text:p>
              </text:list-item>
              <text:list-item>
                <text:p text:style-name="P13">ironiczny, sarkastyczny krytyk;</text:p>
              </text:list-item>
              <text:list-item>
                <text:p text:style-name="P13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4">Adresat liryczny</text:p>
          </table:table-cell>
          <table:covered-table-cell/>
        </table:table-row>
        <table:table-row>
          <table:table-cell table:style-name="Tabela1.A7" office:value-type="string">
            <text:list xml:id="list2711891438" text:style-name="L3">
              <text:list-item>
                <text:p text:style-name="P10">człowiek lekceważący człowieka i normy moralne;</text:p>
              </text:list-item>
              <text:list-item>
                <text:p text:style-name="P10">tyran, zadufany w sobie, pyszny i dumny władca;</text:p>
              </text:list-item>
            </text:list>
          </table:table-cell>
          <table:table-cell table:style-name="Tabela1.B7" office:value-type="string">
            <text:list xml:id="list94233571826902" text:continue-numbering="true" text:style-name="L3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9">Władca i społeczeństwo</text:p>
          </table:table-cell>
          <table:covered-table-cell/>
        </table:table-row>
        <table:table-row>
          <table:table-cell table:style-name="Tabela1.A7" office:value-type="string">
            <text:list xml:id="list863740997" text:style-name="L4">
              <text:list-item>
                <text:p text:style-name="P8">spersonalizowany (2 os. lp.) - wzmocnienie groźby;</text:p>
              </text:list-item>
              <text:list-item>
                <text:p text:style-name="P8">strachem podporządkowuje sobie innych;</text:p>
              </text:list-item>
              <text:list-item>
                <text:p text:style-name="P8">poddańczo wychwalany i idealizowany;</text:p>
              </text:list-item>
            </text:list>
          </table:table-cell>
          <table:table-cell table:style-name="Tabela1.B7" office:value-type="string">
            <text:list xml:id="list94234441600088" text:continue-numbering="true" text:style-name="L4">
              <text:list-item>
                <text:p text:style-name="P9">uprzedmiotowiony (3 os.) - niedosięgły; cyniczny i szyderczy manipulator; gardzi człowiekiem i prawdą;</text:p>
              </text:list-item>
              <text:list-item>
                <text:p text:style-name="P9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punktowanie_20_tabeli" style:display-name="Wypunktowanie tabeli" style:family="paragraph" style:parent-style-name="Standard">
      <style:paragraph-properties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5:13.896699291</meta:creation-date>
    <dc:date>2017-10-30T09:42:33.320066586</dc:date>
    <meta:editing-duration>PT5M12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5" meta:character-count="2187" meta:non-whitespace-character-count="1933"/>
  </office:meta>
</office:document-meta>
</file>